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14"/>
          <table:table-cell table:style-name="ce17" table:number-columns-repeated="1004"/>
        </table:table-row>
        <table:table-row table:style-name="ro1" table:number-rows-repeated="4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 table:number-rows-repeated="16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4">00.00.0000</text:date>, <text:time style:data-style-name="N2" text:time-value="02:01:35.6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4T02:04:23.003000000</dc:date>
    <meta:editing-duration>P1DT22H1M13S</meta:editing-duration>
    <meta:editing-cycles>971</meta:editing-cycles>
    <meta:document-statistic meta:table-count="2" meta:cell-count="1406" meta:object-count="0"/>
  </office:meta>
</office:document-meta>
</file>